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e68" officeooo:paragraph-rsid="00169e68"/>
    </style:style>
    <style:style style:name="P2" style:family="paragraph" style:parent-style-name="Standard">
      <style:text-properties officeooo:rsid="00184542" officeooo:paragraph-rsid="00184542"/>
    </style:style>
    <style:style style:name="P3" style:family="paragraph" style:parent-style-name="Standard">
      <style:text-properties officeooo:paragraph-rsid="00184542"/>
    </style:style>
    <style:style style:name="P4" style:family="paragraph" style:parent-style-name="Standard">
      <style:text-properties officeooo:paragraph-rsid="001c6e82"/>
    </style:style>
    <style:style style:name="P5" style:family="paragraph" style:parent-style-name="Standard">
      <style:text-properties officeooo:paragraph-rsid="001d391f"/>
    </style:style>
    <style:style style:name="P6" style:family="paragraph" style:parent-style-name="Standard">
      <style:text-properties officeooo:paragraph-rsid="001da047"/>
    </style:style>
    <style:style style:name="P7" style:family="paragraph" style:parent-style-name="Preformatted_20_Text">
      <style:text-properties officeooo:rsid="00184542" officeooo:paragraph-rsid="00184542"/>
    </style:style>
    <style:style style:name="P8" style:family="paragraph" style:parent-style-name="Preformatted_20_Text">
      <style:text-properties officeooo:paragraph-rsid="00184542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69e68"/>
    </style:style>
    <style:style style:name="T2" style:family="text">
      <style:text-properties officeooo:rsid="00184542"/>
    </style:style>
    <style:style style:name="T3" style:family="text">
      <style:text-properties style:font-name="Liberation Serif" fo:font-weight="bold" style:font-weight-asian="bold" style:font-weight-complex="bold"/>
    </style:style>
    <style:style style:name="T4" style:family="text">
      <style:text-properties style:font-name="Liberation Serif" fo:font-weight="normal" officeooo:rsid="00184542" style:font-weight-asian="normal" style:font-weight-complex="normal"/>
    </style:style>
    <style:style style:name="T5" style:family="text">
      <style:text-properties fo:font-weight="bold" officeooo:rsid="001d391f" style:font-weight-asian="bold" style:font-weight-complex="bold"/>
    </style:style>
    <style:style style:name="T6" style:family="text">
      <style:text-properties fo:font-weight="bold" officeooo:rsid="00169e6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6e82" style:font-weight-asian="normal" style:font-weight-complex="normal"/>
    </style:style>
    <style:style style:name="T9" style:family="text">
      <style:text-properties fo:font-weight="normal" officeooo:rsid="001d391f" style:font-weight-asian="normal" style:font-weight-complex="normal"/>
    </style:style>
    <style:style style:name="T10" style:family="text">
      <style:text-properties fo:font-weight="normal" officeooo:rsid="001da047" style:font-weight-asian="normal" style:font-weight-complex="normal"/>
    </style:style>
    <style:style style:name="T11" style:family="text">
      <style:text-properties officeooo:rsid="001c6e82"/>
    </style:style>
    <style:style style:name="T12" style:family="text">
      <style:text-properties officeooo:rsid="001d39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chard robot project</text:p>
      <text:p text:style-name="P1"/>
      <text:p text:style-name="P5"><text:span text:style-name="T1">Webcam setup:</text:span></text:p>
      <text:p text:style-name="P5"><text:span text:style-name="T6"/></text:p>
      <text:p text:style-name="P5"><text:span text:style-name="T5">I. </text:span><text:span text:style-name="T6">We need to install the ROS driver:</text:span></text:p>
      <text:p text:style-name="P1"/>
      <text:p text:style-name="P3"><text:span text:style-name="T2">1. Check for device connection:</text:span></text:p>
      <text:p text:style-name="P7"><text:span text:style-name="Source_20_Text"><text:span text:style-name="Strong_20_Emphasis">$ ls /dev/ | grep video</text:span></text:span></text:p>
      <text:p text:style-name="P2">If this shows video0 then the usb cam is successfully connected.</text:p>
      <text:p text:style-name="P2"/>
      <text:p text:style-name="P2">2. install ROS webcam driver called usb_cam:</text:p>
      <text:p text:style-name="P8"><text:span text:style-name="Source_20_Text"><text:span text:style-name="Strong_20_Emphasis"><text:span text:style-name="T2">$ sudo apt-get install ros-kinetic-usb-cam <text:s/></text:span></text:span></text:span></text:p>
      <text:p text:style-name="Standard"><text:span text:style-name="Source_20_Text"><text:span text:style-name="Strong_20_Emphasis"><text:span text:style-name="T4">(for other versions of ROS such as jade use </text:span></text:span></text:span><text:span text:style-name="Strong_20_Emphasis"><text:span text:style-name="Source_20_Text"><text:span text:style-name="T3">$ sudo apt-get install ros-jade-usb-cam</text:span></text:span></text:span><text:span text:style-name="Source_20_Text"><text:span text:style-name="Strong_20_Emphasis"><text:span text:style-name="T4">)</text:span></text:span></text:span></text:p>
      <text:p text:style-name="P1"/>
      <text:p text:style-name="P1"><text:a xlink:type="simple" xlink:href="https://www.packtpub.com/mapt/book/hardware_and_creative/9781783551798/8/ch08lvl1sec60/interfacing-usb-webcams-in-ros" text:style-name="Internet_20_link" text:visited-style-name="Visited_20_Internet_20_Link">https://www.packtpub.com/mapt/book/hardware_and_creative/9781783551798/8/ch08lvl1sec60/interfacing-usb-webcams-in-ros</text:a></text:p>
      <text:p text:style-name="P1"/>
      <text:p text:style-name="Standard"><text:span text:style-name="Strong_20_Emphasis"><text:span text:style-name="T9">3. </text:span></text:span><text:span text:style-name="Strong_20_Emphasis"><text:span text:style-name="T8">Package for the webcam driver is obtained from github, this contains all the documents nesccary for the webcam setup. </text:span></text:span></text:p>
      <text:p text:style-name="Standard"><text:a xlink:type="simple" xlink:href="http://wiki.ros.org/usb_cam" text:style-name="Internet_20_link" text:visited-style-name="Visited_20_Internet_20_Link"><text:span text:style-name="Strong_20_Emphasis"><text:span text:style-name="T7">http://wiki.ros.org/usb_cam</text:span></text:span></text:a></text:p>
      <text:p text:style-name="P5"><text:span text:style-name="Strong_20_Emphasis"><text:span text:style-name="T9">NOTE: In ROS wiki it installs the driver using </text:span></text:span><text:span text:style-name="Strong_20_Emphasis"><text:span text:style-name="T5">$ rosdep install camera_calibration</text:span></text:span><text:span text:style-name="Strong_20_Emphasis"><text:span text:style-name="T9"> which is basically the same as using </text:span></text:span><text:span text:style-name="Strong_20_Emphasis"><text:span text:style-name="T2">$ sudo apt-get install ros-kinetic-usb-cam. <text:s/></text:span></text:span></text:p>
      <text:p text:style-name="P5"><text:span text:style-name="Strong_20_Emphasis"><text:span text:style-name="T9"/></text:span></text:p>
      <text:p text:style-name="Standard"><text:span text:style-name="Strong_20_Emphasis"><text:span text:style-name="T7">With the webcam driver downloaded from github there is a launch file that can </text:span></text:span><text:span text:style-name="Strong_20_Emphasis"><text:span text:style-name="T9">executed using roslaunch command, this switches on the webcam. Warning occur in the command line showing the webcam is uncalibrated. Therefore next step is to calibrate the webcam.</text:span></text:span></text:p>
      <text:p text:style-name="Standard"><text:span text:style-name="Strong_20_Emphasis"><text:span text:style-name="T9"/></text:span></text:p>
      <text:p text:style-name="Preformatted_20_Text"><text:span text:style-name="Strong_20_Emphasis"><text:span text:style-name="Source_20_Text"><text:span text:style-name="T9">[ WARN ] : Camera calibration file /home/..../.ros/camera_info/head_camera.yaml not found</text:span></text:span></text:span></text:p>
      <text:p text:style-name="Preformatted_20_Text"/>
      <text:p text:style-name="P9"><text:span text:style-name="Source_20_Text">[ WARN ] : unknown control 'focus_auto'</text:span></text:p>
      <text:p text:style-name="P4"><text:span text:style-name="Strong_20_Emphasis"><text:span text:style-name="T5">II. After the driver is installed we need to calibrate the camera:</text:span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4"><text:span text:style-name="Strong_20_Emphasis"><text:span text:style-name="T8"/></text:span></text:p>
      <text:p text:style-name="P6"><text:soft-page-break/><text:span text:style-name="Strong_20_Emphasis"><text:span text:style-name="T10">This link goes to a book for a quick introduction and basics into ROS:</text:span></text:span></text:p>
      <text:p text:style-name="P6"><text:a xlink:type="simple" xlink:href="https://www.cse.sc.edu/~jokane/agitr/" text:style-name="Internet_20_link" text:visited-style-name="Visited_20_Internet_20_Link"><text:span text:style-name="Strong_20_Emphasis"><text:span text:style-name="T10">https://www.cse.sc.edu/~jokane/agitr/</text:span></text:span></text:a></text:p>
      <text:p text:style-name="P6"><text:span text:style-name="Strong_20_Emphasis"><text:span text:style-name="T10"/></text:span></text:p>
      <text:p text:style-name="P4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22:22:46.172897431</meta:creation-date>
    <dc:date>2018-11-26T23:07:57.967288586</dc:date>
    <meta:editing-duration>PT45M1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19" meta:word-count="194" meta:character-count="1350" meta:non-whitespace-character-count="1170"/>
  </office:meta>
</office:document-meta>
</file>